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676" officeooo:paragraph-rsid="00195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X RESEARCH</text:p>
      <text:p text:style-name="P1"/>
      <text:p text:style-name="P1">DESIGN THINKING: is a way of thinking</text:p>
      <text:p text:style-name="P1"/>
      <text:p text:style-name="P1">Empathise</text:p>
      <text:p text:style-name="P1"/>
      <text:p text:style-name="P1">Define</text:p>
      <text:p text:style-name="P1"/>
      <text:p text:style-name="P1">Ideate</text:p>
      <text:p text:style-name="P1"/>
      <text:p text:style-name="P1">Prototype</text:p>
      <text:p text:style-name="P1"/>
      <text:p text:style-name="P1">TEs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7:19:58.441289672</meta:creation-date>
    <dc:date>2022-02-14T19:13:18.115217346</dc:date>
    <meta:editing-duration>PT1H42M</meta:editing-duration>
    <meta:editing-cycles>1</meta:editing-cycles>
    <meta:document-statistic meta:table-count="0" meta:image-count="0" meta:object-count="0" meta:page-count="1" meta:paragraph-count="7" meta:word-count="14" meta:character-count="82" meta:non-whitespace-character-count="75"/>
    <meta:generator>LibreOffice/6.4.7.2$Linux_X86_64 LibreOffice_project/40$Build-2</meta:generator>
  </office:meta>
</office:document-meta>
</file>